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odysseedigitale.fr/outils/logiciel-gestion-stock/" office:target-frame-name="_top" xlink:show="replace"><text:span text:style-name="Lienhypertexte">https://odysseedigitale.fr/outils/logiciel-gestion-stock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2E74B5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2E74B5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2E74B5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2E74B5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E74B5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E74B5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E74B5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E74B5"/>
    </style:style>
    <style:style style:name="Citationintense" style:display-name="Citation intens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E74B5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E74B5" fo:letter-spacing="0.0034in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adi abdellah</meta:initial-creator>
    <dc:creator>addadi abdellah</dc:creator>
    <meta:creation-date>2026-01-09T11:18:00Z</meta:creation-date>
    <dc:date>2026-01-09T11:18:00Z</dc:date>
    <meta:template xlink:href="Normal.dotm" xlink:type="simple"/>
    <meta:editing-cycles>2</meta:editing-cycles>
    <meta:editing-duration>PT60S</meta:editing-duration>
    <meta:document-statistic meta:page-count="1" meta:paragraph-count="1" meta:word-count="20" meta:character-count="130" meta:row-count="1" meta:non-whitespace-character-count="111"/>
  </office:meta>
</office:document-meta>
</file>